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ParamFilterReader.BaseParamFilterReader( final 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aramFilterReader.BaseParamFilter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aramFilterReader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ParamFilterReader.setParameters( final Parameter [ ]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